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1" svg:font-family="Arial" style:font-family-generic="roman" style:font-pitch="variable"/>
    <style:font-face style:name="Arial2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adornments="Regular" style:font-family-generic="swiss" style:font-pitch="variable"/>
    <style:font-face style:name="Arial4" svg:font-family="Arial" style:font-family-generic="system" style:font-pitch="variable"/>
    <style:font-face style:name="Arial3" svg:font-family="Arial" style:font-adornments="Regular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heads_20_1" draw:marker-end-width="0.3cm"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.47cm" fo:min-width="0.22cm"/>
    </style:style>
    <style:style style:name="gr3" style:family="graphic" style:parent-style-name="objectwithoutfill">
      <style:graphic-properties svg:stroke-width="0.053cm" draw:marker-start-width="0.342cm" draw:marker-end-width="0.342cm" draw:fill="none" draw:textarea-vertical-align="middle" fo:padding-top="0.139cm" fo:padding-bottom="0.139cm" fo:padding-left="0.264cm" fo:padding-right="0.264cm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draw:marker-end="Arrowheads_20_2" draw:marker-end-width="0.3cm" draw:fill="none" draw:textarea-vertical-align="middle"/>
    </style:style>
    <style:style style:name="gr6" style:family="graphic" style:parent-style-name="objectwithoutfill">
      <style:graphic-properties draw:marker-end="Arrowheads_20_3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8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7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1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0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0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8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45cm"/>
      <style:paragraph-properties style:writing-mode="lr-tb"/>
    </style:style>
    <style:style style:name="gr15" style:family="graphic" style:parent-style-name="objectwithoutfill">
      <style:graphic-properties draw:marker-end="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0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/>
      <style:paragraph-properties style:writing-mode="lr-tb"/>
    </style:style>
    <style:style style:name="gr19" style:family="graphic" style:parent-style-name="standard">
      <style:graphic-properties draw:stroke="none" draw:fill="hatch" draw:fill-color="#ffffff" draw:fill-hatch-name="Blue_20_45_20_Degrees" draw:textarea-vertical-align="middle"/>
    </style:style>
    <style:style style:name="gr20" style:family="graphic" style:parent-style-name="objectwithoutfill">
      <style:graphic-properties draw:stroke="dash" draw:stroke-dash="Long_20_Dot" svg:stroke-color="#000000" draw:fill="none" draw:textarea-vertical-align="middle"/>
    </style:style>
    <style:style style:name="gr21" style:family="graphic" style:parent-style-name="standard">
      <style:graphic-properties draw:textarea-horizontal-align="justify" draw:textarea-vertical-align="middle" draw:auto-grow-height="false" fo:min-height="0.766cm" fo:min-width="4.326cm"/>
    </style:style>
    <style:style style:name="gr22" style:family="graphic" style:parent-style-name="objectwithoutfill">
      <style:graphic-properties draw:marker-end="Arrowheads_20_4" draw:marker-end-width="0.3cm" draw:fill="none" draw:textarea-vertical-align="middle"/>
    </style:style>
    <style:style style:name="gr23" style:family="graphic" style:parent-style-name="objectwithoutfill">
      <style:graphic-properties draw:marker-end="Arrowheads_20_5" draw:marker-end-width="0.3cm" draw:fill="none" draw:textarea-vertical-align="middle"/>
    </style:style>
    <style:style style:name="gr24" style:family="graphic" style:parent-style-name="objectwithoutfill">
      <style:graphic-properties svg:stroke-width="0.081cm" svg:stroke-color="#ff0000" draw:marker-start-width="0.384cm" draw:marker-end-width="0.384cm" draw:fill="none" draw:textarea-vertical-align="middle" fo:padding-top="0.153cm" fo:padding-bottom="0.153cm" fo:padding-left="0.278cm" fo:padding-right="0.278cm"/>
    </style:style>
    <style:style style:name="gr25" style:family="graphic" style:parent-style-name="objectwithoutfill">
      <style:graphic-properties svg:stroke-width="0.081cm" svg:stroke-color="#ffb66c" draw:marker-start-width="0.384cm" draw:marker-end-width="0.384cm" draw:fill="none" draw:textarea-vertical-align="middle" fo:padding-top="0.153cm" fo:padding-bottom="0.153cm" fo:padding-left="0.278cm" fo:padding-right="0.278cm"/>
    </style:style>
    <style:style style:name="gr26" style:family="graphic" style:parent-style-name="objectwithoutfill">
      <style:graphic-properties draw:stroke="solid" draw:stroke-dash="Dash" svg:stroke-width="0.081cm" svg:stroke-color="#ffb66c" draw:marker-start-width="0.384cm" draw:marker-end-width="0.384cm" draw:fill="none" draw:textarea-vertical-align="middle" fo:padding-top="0.153cm" fo:padding-bottom="0.153cm" fo:padding-left="0.278cm" fo:padding-right="0.27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95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99cm"/>
      <style:paragraph-properties style:writing-mode="lr-tb"/>
    </style:style>
    <style:style style:name="gr29" style:family="graphic" style:parent-style-name="objectwithoutfill">
      <style:graphic-properties svg:stroke-width="0.081cm" svg:stroke-color="#729fcf" draw:marker-start-width="0.384cm" draw:marker-end-width="0.384cm" draw:fill="none" draw:textarea-vertical-align="middle" fo:padding-top="0.153cm" fo:padding-bottom="0.153cm" fo:padding-left="0.278cm" fo:padding-right="0.278cm"/>
    </style:style>
    <style:style style:name="gr30" style:family="graphic" style:parent-style-name="objectwithoutfill">
      <style:graphic-properties draw:stroke="solid" draw:stroke-dash="Dash" svg:stroke-width="0.081cm" svg:stroke-color="#729fcf" draw:marker-start-width="0.384cm" draw:marker-end-width="0.384cm" draw:fill="none" draw:textarea-vertical-align="middle" fo:padding-top="0.153cm" fo:padding-bottom="0.153cm" fo:padding-left="0.278cm" fo:padding-right="0.278cm"/>
    </style:style>
    <style:style style:name="gr31" style:family="graphic" style:parent-style-name="objectwithoutfill">
      <style:graphic-properties svg:stroke-width="0.081cm" svg:stroke-color="#010894" draw:marker-start-width="0.384cm" draw:marker-end-width="0.384cm" draw:fill="none" draw:textarea-vertical-align="middle" fo:padding-top="0.153cm" fo:padding-bottom="0.153cm" fo:padding-left="0.278cm" fo:padding-right="0.278cm"/>
    </style:style>
    <style:style style:name="gr32" style:family="graphic" style:parent-style-name="objectwithoutfill">
      <style:graphic-properties draw:stroke="solid" draw:stroke-dash="Dash" svg:stroke-width="0.081cm" svg:stroke-color="#010894" draw:marker-start-width="0.384cm" draw:marker-end-width="0.384cm" draw:fill="none" draw:textarea-vertical-align="middle" fo:padding-top="0.153cm" fo:padding-bottom="0.153cm" fo:padding-left="0.278cm" fo:padding-right="0.278cm"/>
    </style:style>
    <style:style style:name="gr33" style:family="graphic" style:parent-style-name="objectwithoutfill">
      <style:graphic-properties draw:stroke="solid" draw:stroke-dash="Dash" svg:stroke-width="0.081cm" svg:stroke-color="#ff0000" draw:marker-start-width="0.384cm" draw:marker-end-width="0.384cm" draw:fill="none" draw:textarea-vertical-align="middle" fo:padding-top="0.153cm" fo:padding-bottom="0.153cm" fo:padding-left="0.278cm" fo:padding-right="0.278cm"/>
    </style:style>
    <style:style style:name="gr34" style:family="graphic" style:parent-style-name="objectwithoutfill">
      <style:graphic-properties svg:stroke-width="0.081cm" svg:stroke-color="#000000" draw:marker-start-width="0.384cm" draw:marker-end-width="0.384cm" draw:fill="none" draw:textarea-vertical-align="middle" fo:padding-top="0.153cm" fo:padding-bottom="0.153cm" fo:padding-left="0.278cm" fo:padding-right="0.278cm"/>
    </style:style>
    <style:style style:name="gr35" style:family="graphic" style:parent-style-name="objectwithoutfill">
      <style:graphic-properties draw:stroke="solid" draw:stroke-dash="Dash" svg:stroke-width="0.081cm" svg:stroke-color="#000000" draw:marker-start-width="0.384cm" draw:marker-end-width="0.384cm" draw:fill="none" draw:textarea-vertical-align="middle" fo:padding-top="0.153cm" fo:padding-bottom="0.153cm" fo:padding-left="0.278cm" fo:padding-right="0.278cm"/>
    </style:style>
    <style:style style:name="gr36" style:family="graphic" style:parent-style-name="objectwithoutfill">
      <style:graphic-properties svg:stroke-width="0.081cm" svg:stroke-color="#ff8000" draw:marker-start-width="0.384cm" draw:marker-end-width="0.384cm" draw:fill="none" draw:textarea-vertical-align="middle" fo:padding-top="0.153cm" fo:padding-bottom="0.153cm" fo:padding-left="0.278cm" fo:padding-right="0.278cm"/>
    </style:style>
    <style:style style:name="gr37" style:family="graphic" style:parent-style-name="objectwithoutfill">
      <style:graphic-properties draw:stroke="solid" draw:stroke-dash="Dash" svg:stroke-width="0.081cm" svg:stroke-color="#ff8000" draw:marker-start-width="0.384cm" draw:marker-end-width="0.384cm" draw:fill="none" draw:textarea-vertical-align="middle" fo:padding-top="0.153cm" fo:padding-bottom="0.153cm" fo:padding-left="0.278cm" fo:padding-right="0.278cm"/>
    </style:style>
    <style:style style:name="gr38" style:family="graphic" style:parent-style-name="standard">
      <style:graphic-properties svg:stroke-width="0.106cm" svg:stroke-color="#999999" draw:marker-start-width="0.422cm" draw:marker-end-width="0.422cm" draw:textarea-vertical-align="middle" fo:padding-top="0.166cm" fo:padding-bottom="0.166cm" fo:padding-left="0.291cm" fo:padding-right="0.291cm"/>
    </style:style>
    <style:style style:name="gr39" style:family="graphic" style:parent-style-name="standard">
      <style:graphic-properties svg:stroke-width="0.176cm" svg:stroke-color="#cccccc" draw:marker-start-width="0.527cm" draw:marker-end-width="0.527cm" draw:textarea-vertical-align="middle" fo:padding-top="0.201cm" fo:padding-bottom="0.201cm" fo:padding-left="0.326cm" fo:padding-right="0.326cm"/>
    </style:style>
    <style:style style:name="gr40" style:family="graphic" style:parent-style-name="standard">
      <style:graphic-properties svg:stroke-width="0.081cm" svg:stroke-color="#ff4000" draw:marker-start-width="0.384cm" draw:marker-end-width="0.384cm" draw:textarea-vertical-align="middle" fo:padding-top="0.153cm" fo:padding-bottom="0.153cm" fo:padding-left="0.278cm" fo:padding-right="0.278cm"/>
    </style:style>
    <style:style style:name="gr41" style:family="graphic" style:parent-style-name="standard">
      <style:graphic-properties svg:stroke-width="0.081cm" svg:stroke-color="#bf0041" draw:marker-start-width="0.384cm" draw:marker-end-width="0.384cm" draw:textarea-vertical-align="middle" fo:padding-top="0.153cm" fo:padding-bottom="0.153cm" fo:padding-left="0.278cm" fo:padding-right="0.278cm"/>
    </style:style>
    <style:style style:name="gr42" style:family="graphic" style:parent-style-name="standard">
      <style:graphic-properties svg:stroke-width="0.081cm" svg:stroke-color="#55308d" draw:marker-start-width="0.384cm" draw:marker-end-width="0.384cm" draw:textarea-vertical-align="middle" fo:padding-top="0.153cm" fo:padding-bottom="0.153cm" fo:padding-left="0.278cm" fo:padding-right="0.278cm"/>
    </style:style>
    <style:style style:name="gr43" style:family="graphic" style:parent-style-name="standard">
      <style:graphic-properties draw:stroke="dash" draw:stroke-dash="Dash" svg:stroke-color="#bf0041" draw:textarea-vertical-align="middle"/>
    </style:style>
    <style:style style:name="gr44" style:family="graphic" style:parent-style-name="standard">
      <style:graphic-properties draw:stroke="dash" draw:stroke-dash="Dash" svg:stroke-color="#55308d" draw:textarea-vertical-align="middle"/>
    </style:style>
    <style:style style:name="gr45" style:family="graphic" style:parent-style-name="standard">
      <style:graphic-properties draw:stroke="dash" draw:stroke-dash="Dash" svg:stroke-color="#ff4000" draw:textarea-vertical-align="middle"/>
    </style:style>
    <style:style style:name="gr46" style:family="graphic" style:parent-style-name="standard">
      <style:graphic-properties draw:stroke="dash" draw:stroke-dash="Dash" svg:stroke-color="#000000" draw:textarea-vertical-align="middle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14cm"/>
      <style:paragraph-properties style:writing-mode="lr-tb"/>
    </style:style>
    <style:style style:name="gr48" style:family="graphic" style:parent-style-name="standard">
      <style:graphic-properties svg:stroke-width="0.035cm" svg:stroke-color="#666666" draw:marker-start-width="0.315cm" draw:marker-end-width="0.315cm" draw:textarea-vertical-align="middle" fo:padding-top="0.13cm" fo:padding-bottom="0.13cm" fo:padding-left="0.255cm" fo:padding-right="0.255cm"/>
    </style:style>
    <style:style style:name="gr49" style:family="graphic" style:parent-style-name="objectwithoutfill">
      <style:graphic-properties draw:stroke="dash" draw:stroke-dash="Dot" svg:stroke-color="#cccccc" draw:fill="none" draw:textarea-vertical-align="middle"/>
    </style:style>
    <style:style style:name="gr50" style:family="graphic" style:parent-style-name="objectwithoutfill">
      <style:graphic-properties draw:stroke="dash" draw:stroke-dash="Dot" svg:stroke-color="#999999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hatch" draw:fill-color="#ffffff" draw:fill-hatch-name="Blue_20_45_20_Degrees"/>
      <style:paragraph-properties fo:text-align="center"/>
    </style:style>
    <style:style style:name="P6" style:family="paragraph">
      <loext:graphic-properties draw:fill="none"/>
      <style:paragraph-properties fo:text-align="center" style:writing-mode="lr-tb"/>
    </style:style>
    <style:style style:name="T1" style:family="text">
      <style:text-properties style:text-position="-8% 58%"/>
    </style:style>
    <style:style style:name="T2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715cm" svg:y1="3.54cm" svg:x2="11.287cm" svg:y2="3.54cm">
          <text:p/>
        </draw:line>
        <draw:line draw:style-name="gr1" draw:text-style-name="P1" draw:layer="layout" svg:x1="6.715cm" svg:y1="7.35cm" svg:x2="11.287cm" svg:y2="7.35cm">
          <text:p/>
        </draw:line>
        <draw:g>
          <draw:custom-shape draw:style-name="gr2" draw:text-style-name="P2" draw:layer="layout" svg:width="1.016cm" svg:height="1.016cm" svg:x="11.287cm" svg:y="3.0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1" draw:layer="layout" svg:x1="11.541cm" svg:y1="3.54cm" svg:x2="12.049cm" svg:y2="3.54cm">
            <text:p/>
          </draw:line>
          <draw:line draw:style-name="gr3" draw:text-style-name="P1" draw:layer="layout" svg:x1="11.795cm" svg:y1="3.286cm" svg:x2="11.795cm" svg:y2="3.794cm">
            <text:p/>
          </draw:line>
        </draw:g>
        <draw:g>
          <draw:custom-shape draw:style-name="gr2" draw:text-style-name="P2" draw:layer="layout" svg:width="1.016cm" svg:height="1.016cm" svg:x="11.287cm" svg:y="6.8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1" draw:layer="layout" svg:x1="11.541cm" svg:y1="7.35cm" svg:x2="12.049cm" svg:y2="7.35cm">
            <text:p/>
          </draw:line>
          <draw:line draw:style-name="gr3" draw:text-style-name="P1" draw:layer="layout" svg:x1="11.795cm" svg:y1="7.096cm" svg:x2="11.795cm" svg:y2="7.604cm">
            <text:p/>
          </draw:line>
        </draw:g>
        <draw:custom-shape draw:style-name="gr4" draw:text-style-name="P3" draw:layer="layout" svg:width="0.254cm" svg:height="0.254cm" svg:x="7.858cm" svg:y="3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4cm" svg:height="0.254cm" svg:x="7.858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7.985cm" svg:y1="3.54cm" svg:x2="11.414cm" svg:y2="6.969cm">
          <text:p/>
        </draw:line>
        <draw:line draw:style-name="gr6" draw:text-style-name="P1" draw:layer="layout" svg:x1="7.985cm" svg:y1="7.35cm" svg:x2="11.414cm" svg:y2="3.921cm">
          <text:p/>
        </draw:line>
        <draw:custom-shape draw:style-name="gr7" draw:text-style-name="P2" draw:layer="layout" svg:width="0.762cm" svg:height="0.635cm" draw:transform="rotate (-1.5707963267949) translate (10.017cm 3.15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2" draw:layer="layout" svg:width="0.762cm" svg:height="0.635cm" draw:transform="rotate (-1.5707963267949) translate (10.017cm 6.96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2" draw:layer="layout" svg:width="0.762cm" svg:height="0.635cm" draw:transform="rotate (-2.37382231563749) translate (9.609cm 4.63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2" draw:layer="layout" svg:width="0.762cm" svg:height="0.635cm" draw:transform="rotate (-0.820304748437335) translate (9.084cm 5.72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8" draw:text-style-name="P4" draw:layer="layout" svg:width="1.789cm" svg:height="0.725cm" svg:x="4.937cm" svg:y="3.159cm">
          <draw:text-box>
            <text:p>L Input</text:p>
          </draw:text-box>
        </draw:frame>
        <draw:frame draw:style-name="gr9" draw:text-style-name="P4" draw:layer="layout" svg:width="1.874cm" svg:height="0.725cm" svg:x="4.81cm" svg:y="7.006cm">
          <draw:text-box>
            <text:p>R Input</text:p>
          </draw:text-box>
        </draw:frame>
        <draw:frame draw:style-name="gr10" draw:text-style-name="P4" draw:layer="layout" svg:width="2.119cm" svg:height="0.725cm" svg:x="14.965cm" svg:y="3.196cm">
          <draw:text-box>
            <text:p>L Output</text:p>
          </draw:text-box>
        </draw:frame>
        <draw:frame draw:style-name="gr11" draw:text-style-name="P4" draw:layer="layout" svg:width="2.204cm" svg:height="0.725cm" svg:x="14.925cm" svg:y="7.006cm">
          <draw:text-box>
            <text:p>R Output</text:p>
          </draw:text-box>
        </draw:frame>
        <draw:frame draw:style-name="gr12" draw:text-style-name="P4" draw:layer="layout" svg:width="1.103cm" svg:height="0.725cm" svg:x="9.001cm" svg:y="2.307cm">
          <draw:text-box>
            <text:p>G<text:span text:style-name="T1">LL</text:span></text:p>
          </draw:text-box>
        </draw:frame>
        <draw:frame draw:style-name="gr13" draw:text-style-name="P4" draw:layer="layout" svg:width="1.188cm" svg:height="0.725cm" svg:x="9.001cm" svg:y="7.858cm">
          <draw:text-box>
            <text:p>G<text:span text:style-name="T1">RR</text:span></text:p>
          </draw:text-box>
        </draw:frame>
        <draw:frame draw:style-name="gr14" draw:text-style-name="P4" draw:layer="layout" svg:width="1.145cm" svg:height="0.725cm" svg:x="7.517cm" svg:y="4.302cm">
          <draw:text-box>
            <text:p>G<text:span text:style-name="T1">LR</text:span></text:p>
          </draw:text-box>
        </draw:frame>
        <draw:frame draw:style-name="gr14" draw:text-style-name="P4" draw:layer="layout" svg:width="1.145cm" svg:height="0.725cm" svg:x="7.475cm" svg:y="5.736cm">
          <draw:text-box>
            <text:p>G<text:span text:style-name="T1">RL</text:span></text:p>
          </draw:text-box>
        </draw:frame>
        <draw:line draw:style-name="gr15" draw:text-style-name="P1" draw:layer="layout" svg:x1="6.715cm" svg:y1="13.7cm" svg:x2="8.62cm" svg:y2="13.7cm">
          <text:p/>
        </draw:line>
        <draw:frame draw:style-name="gr16" draw:text-style-name="P4" draw:layer="layout" svg:width="1.45cm" svg:height="0.725cm" svg:x="5.318cm" svg:y="13.343cm">
          <draw:text-box>
            <text:p>Input</text:p>
          </draw:text-box>
        </draw:frame>
        <draw:custom-shape draw:style-name="gr4" draw:text-style-name="P3" draw:layer="layout" svg:width="0.254cm" svg:height="0.254cm" svg:x="8.493cm" svg:y="13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8.62cm" svg:y1="13.7cm" svg:x2="8.62cm" svg:y2="12.43cm">
          <text:p/>
        </draw:line>
        <draw:line draw:style-name="gr15" draw:text-style-name="P1" draw:layer="layout" svg:x1="8.62cm" svg:y1="13.827cm" svg:x2="8.62cm" svg:y2="14.97cm">
          <text:p/>
        </draw:line>
        <draw:line draw:style-name="gr1" draw:text-style-name="P1" draw:layer="layout" svg:x1="8.62cm" svg:y1="14.97cm" svg:x2="11.16cm" svg:y2="14.97cm">
          <text:p/>
        </draw:line>
        <draw:line draw:style-name="gr1" draw:text-style-name="P1" draw:layer="layout" svg:x1="8.62cm" svg:y1="12.43cm" svg:x2="11.16cm" svg:y2="12.43cm">
          <text:p/>
        </draw:line>
        <draw:custom-shape draw:style-name="gr7" draw:text-style-name="P2" draw:layer="layout" svg:width="0.762cm" svg:height="0.635cm" draw:transform="rotate (-1.5707963267949) translate (10.017cm 14.58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2" draw:layer="layout" svg:width="0.762cm" svg:height="0.635cm" draw:transform="rotate (-1.5707963267949) translate (10.017cm 12.04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7" draw:text-style-name="P4" draw:layer="layout" svg:width="0.807cm" svg:height="0.725cm" svg:x="9.255cm" svg:y="15.388cm">
          <draw:text-box>
            <text:p>R</text:p>
          </draw:text-box>
        </draw:frame>
        <draw:frame draw:style-name="gr18" draw:text-style-name="P4" draw:layer="layout" svg:width="0.739cm" svg:height="0.725cm" svg:x="9.255cm" svg:y="11.287cm">
          <draw:text-box>
            <text:p>L</text:p>
          </draw:text-box>
        </draw:frame>
        <draw:frame draw:style-name="gr10" draw:text-style-name="P4" draw:layer="layout" svg:width="2.119cm" svg:height="0.725cm" svg:x="11.155cm" svg:y="12.086cm">
          <draw:text-box>
            <text:p>L Output</text:p>
          </draw:text-box>
        </draw:frame>
        <draw:frame draw:style-name="gr11" draw:text-style-name="P4" draw:layer="layout" svg:width="2.204cm" svg:height="0.725cm" svg:x="11.115cm" svg:y="14.626cm">
          <draw:text-box>
            <text:p>R Output</text:p>
          </draw:text-box>
        </draw:frame>
        <draw:line draw:style-name="gr1" draw:text-style-name="P1" draw:layer="layout" svg:x1="12.303cm" svg:y1="3.54cm" svg:x2="14.97cm" svg:y2="3.54cm">
          <text:p/>
        </draw:line>
        <draw:custom-shape draw:style-name="gr7" draw:text-style-name="P2" draw:layer="layout" svg:width="0.762cm" svg:height="0.635cm" draw:transform="rotate (-1.5707963267949) translate (13.827cm 3.15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8" draw:text-style-name="P4" draw:layer="layout" svg:width="0.739cm" svg:height="0.725cm" svg:x="13.065cm" svg:y="2.397cm">
          <draw:text-box>
            <text:p>L</text:p>
          </draw:text-box>
        </draw:frame>
        <draw:line draw:style-name="gr1" draw:text-style-name="P1" draw:layer="layout" svg:x1="12.303cm" svg:y1="7.35cm" svg:x2="14.97cm" svg:y2="7.35cm">
          <text:p/>
        </draw:line>
        <draw:custom-shape draw:style-name="gr7" draw:text-style-name="P2" draw:layer="layout" svg:width="0.762cm" svg:height="0.635cm" draw:transform="rotate (-1.5707963267949) translate (13.827cm 6.96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7" draw:text-style-name="P4" draw:layer="layout" svg:width="0.807cm" svg:height="0.725cm" svg:x="13.065cm" svg:y="7.768cm">
          <draw:text-box>
            <text:p>R</text:p>
          </draw:text-box>
        </draw:frame>
      </draw:page>
      <draw:page draw:name="page2" draw:style-name="dp1" draw:master-page-name="Default">
        <draw:polygon draw:style-name="gr19" draw:text-style-name="P5" draw:layer="layout" svg:width="3.174cm" svg:height="2.92cm" svg:x="16.24cm" svg:y="14.589cm" svg:viewBox="0 0 3175 2921" draw:points="0,0 0,2921 3175,2921 1651,0">
          <text:p/>
        </draw:polygon>
        <draw:line draw:style-name="gr20" draw:text-style-name="P1" draw:layer="layout" svg:x1="17.51cm" svg:y1="4.81cm" svg:x2="17.51cm" svg:y2="7.35cm">
          <text:p/>
        </draw:line>
        <draw:line draw:style-name="gr20" draw:text-style-name="P1" draw:layer="layout" svg:x1="20.685cm" svg:y1="4.81cm" svg:x2="20.685cm" svg:y2="7.35cm">
          <text:p/>
        </draw:line>
        <draw:line draw:style-name="gr20" draw:text-style-name="P1" draw:layer="layout" svg:x1="20.685cm" svg:y1="4.81cm" svg:x2="17.51cm" svg:y2="4.81cm">
          <text:p/>
        </draw:line>
        <draw:line draw:style-name="gr20" draw:text-style-name="P1" draw:layer="layout" svg:x1="7.985cm" svg:y1="4.81cm" svg:x2="7.985cm" svg:y2="7.35cm">
          <text:p/>
        </draw:line>
        <draw:line draw:style-name="gr20" draw:text-style-name="P1" draw:layer="layout" svg:x1="11.16cm" svg:y1="4.81cm" svg:x2="11.16cm" svg:y2="7.35cm">
          <text:p/>
        </draw:line>
        <draw:line draw:style-name="gr20" draw:text-style-name="P1" draw:layer="layout" svg:x1="4.81cm" svg:y1="4.81cm" svg:x2="7.985cm" svg:y2="4.81cm">
          <text:p/>
        </draw:line>
        <draw:custom-shape draw:style-name="gr21" draw:text-style-name="P2" draw:layer="layout" svg:width="4.826cm" svg:height="1.016cm" svg:x="5.572cm" svg:y="8.3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2" draw:text-style-name="P1" draw:layer="layout" svg:x1="4.81cm" svg:y1="7.35cm" svg:x2="12.43cm" svg:y2="7.35cm">
          <text:p/>
        </draw:line>
        <draw:line draw:style-name="gr23" draw:text-style-name="P1" draw:layer="layout" svg:x1="4.81cm" svg:y1="7.35cm" svg:x2="4.81cm" svg:y2="3.54cm">
          <text:p/>
        </draw:line>
        <draw:line draw:style-name="gr24" draw:text-style-name="P1" draw:layer="layout" svg:x1="4.81cm" svg:y1="6.08cm" svg:x2="7.985cm" svg:y2="4.81cm">
          <text:p/>
        </draw:line>
        <draw:line draw:style-name="gr25" draw:text-style-name="P1" draw:layer="layout" svg:x1="7.985cm" svg:y1="7.35cm" svg:x2="11.16cm" svg:y2="7.35cm">
          <text:p/>
        </draw:line>
        <draw:line draw:style-name="gr26" draw:text-style-name="P1" draw:layer="layout" svg:x1="4.81cm" svg:y1="6.08cm" svg:x2="7.985cm" svg:y2="7.35cm">
          <text:p/>
        </draw:line>
        <draw:frame draw:style-name="gr27" draw:text-style-name="P4" draw:layer="layout" svg:width="1.095cm" svg:height="0.725cm" svg:x="7.477cm" svg:y="7.387cm">
          <draw:text-box>
            <text:p>0.5</text:p>
          </draw:text-box>
        </draw:frame>
        <draw:frame draw:style-name="gr18" draw:text-style-name="P4" draw:layer="layout" svg:width="0.739cm" svg:height="0.725cm" svg:x="10.802cm" svg:y="7.387cm">
          <draw:text-box>
            <text:p>1</text:p>
          </draw:text-box>
        </draw:frame>
        <draw:frame draw:style-name="gr18" draw:text-style-name="P4" draw:layer="layout" svg:width="0.739cm" svg:height="0.725cm" svg:x="4.452cm" svg:y="7.387cm">
          <draw:text-box>
            <text:p>0</text:p>
          </draw:text-box>
        </draw:frame>
        <draw:frame draw:style-name="gr18" draw:text-style-name="P4" draw:layer="layout" svg:width="0.739cm" svg:height="0.725cm" svg:x="12.453cm" svg:y="6.969cm">
          <draw:text-box>
            <text:p>p</text:p>
          </draw:text-box>
        </draw:frame>
        <draw:frame draw:style-name="gr18" draw:text-style-name="P4" draw:layer="layout" svg:width="0.739cm" svg:height="0.725cm" svg:x="4.071cm" svg:y="4.466cm">
          <draw:text-box>
            <text:p>1</text:p>
          </draw:text-box>
        </draw:frame>
        <draw:frame draw:style-name="gr28" draw:text-style-name="P4" draw:layer="layout" svg:width="1.399cm" svg:height="0.725cm" svg:x="4.048cm" svg:y="2.778cm">
          <draw:text-box>
            <text:p>Gain</text:p>
          </draw:text-box>
        </draw:frame>
        <draw:line draw:style-name="gr25" draw:text-style-name="P1" draw:layer="layout" svg:x1="8.366cm" svg:y1="8.874cm" svg:x2="9.001cm" svg:y2="8.874cm">
          <text:p/>
        </draw:line>
        <draw:line draw:style-name="gr24" draw:text-style-name="P1" draw:layer="layout" svg:x1="6.08cm" svg:y1="8.874cm" svg:x2="6.715cm" svg:y2="8.874cm">
          <text:p/>
        </draw:line>
        <draw:frame draw:style-name="gr14" draw:text-style-name="P4" draw:layer="layout" svg:width="1.145cm" svg:height="0.725cm" svg:x="9.083cm" svg:y="8.53cm">
          <draw:text-box>
            <text:p>G<text:span text:style-name="T1">RL</text:span></text:p>
          </draw:text-box>
        </draw:frame>
        <draw:frame draw:style-name="gr12" draw:text-style-name="P4" draw:layer="layout" svg:width="1.103cm" svg:height="0.725cm" svg:x="6.797cm" svg:y="8.53cm">
          <draw:text-box>
            <text:p>G<text:span text:style-name="T1">LL</text:span></text:p>
          </draw:text-box>
        </draw:frame>
        <draw:custom-shape draw:style-name="gr21" draw:text-style-name="P2" draw:layer="layout" svg:width="4.826cm" svg:height="1.016cm" svg:x="15.097cm" svg:y="8.366cm">
          <text:p/>
          <draw:enhanced-geometry svg:viewBox="0 0 21600 21600" draw:type="rectangle" draw:enhanced-path="M 0 0 L 21600 0 21600 21600 0 21600 0 0 Z N"/>
        </draw:custom-shape>
        <draw:line draw:style-name="gr22" draw:text-style-name="P1" draw:layer="layout" svg:x1="14.335cm" svg:y1="7.35cm" svg:x2="21.955cm" svg:y2="7.35cm">
          <text:p/>
        </draw:line>
        <draw:line draw:style-name="gr23" draw:text-style-name="P1" draw:layer="layout" svg:x1="14.335cm" svg:y1="7.35cm" svg:x2="14.335cm" svg:y2="3.54cm">
          <text:p/>
        </draw:line>
        <draw:line draw:style-name="gr29" draw:text-style-name="P1" draw:layer="layout" svg:x1="14.335cm" svg:y1="7.35cm" svg:x2="17.51cm" svg:y2="7.35cm">
          <text:p/>
        </draw:line>
        <draw:line draw:style-name="gr30" draw:text-style-name="P1" draw:layer="layout" svg:x1="17.51cm" svg:y1="7.35cm" svg:x2="20.685cm" svg:y2="6.08cm">
          <text:p/>
        </draw:line>
        <draw:line draw:style-name="gr31" draw:text-style-name="P1" draw:layer="layout" svg:x1="17.51cm" svg:y1="4.81cm" svg:x2="20.685cm" svg:y2="6.08cm">
          <text:p/>
        </draw:line>
        <draw:line draw:style-name="gr32" draw:text-style-name="P1" draw:layer="layout" svg:x1="14.335cm" svg:y1="4.81cm" svg:x2="17.51cm" svg:y2="4.81cm">
          <text:p/>
        </draw:line>
        <draw:frame draw:style-name="gr27" draw:text-style-name="P4" draw:layer="layout" svg:width="1.095cm" svg:height="0.725cm" svg:x="17.002cm" svg:y="7.387cm">
          <draw:text-box>
            <text:p>0.5</text:p>
          </draw:text-box>
        </draw:frame>
        <draw:frame draw:style-name="gr18" draw:text-style-name="P4" draw:layer="layout" svg:width="0.739cm" svg:height="0.725cm" svg:x="20.327cm" svg:y="7.387cm">
          <draw:text-box>
            <text:p>1</text:p>
          </draw:text-box>
        </draw:frame>
        <draw:frame draw:style-name="gr18" draw:text-style-name="P4" draw:layer="layout" svg:width="0.739cm" svg:height="0.725cm" svg:x="13.977cm" svg:y="7.387cm">
          <draw:text-box>
            <text:p>0</text:p>
          </draw:text-box>
        </draw:frame>
        <draw:frame draw:style-name="gr18" draw:text-style-name="P4" draw:layer="layout" svg:width="0.739cm" svg:height="0.725cm" svg:x="21.978cm" svg:y="6.969cm">
          <draw:text-box>
            <text:p>p</text:p>
          </draw:text-box>
        </draw:frame>
        <draw:frame draw:style-name="gr18" draw:text-style-name="P4" draw:layer="layout" svg:width="0.739cm" svg:height="0.725cm" svg:x="13.596cm" svg:y="4.466cm">
          <draw:text-box>
            <text:p>1</text:p>
          </draw:text-box>
        </draw:frame>
        <draw:frame draw:style-name="gr28" draw:text-style-name="P4" draw:layer="layout" svg:width="1.399cm" svg:height="0.725cm" svg:x="13.573cm" svg:y="2.778cm">
          <draw:text-box>
            <text:p>Gain</text:p>
          </draw:text-box>
        </draw:frame>
        <draw:line draw:style-name="gr31" draw:text-style-name="P1" draw:layer="layout" svg:x1="17.891cm" svg:y1="8.874cm" svg:x2="18.526cm" svg:y2="8.874cm">
          <text:p/>
        </draw:line>
        <draw:frame draw:style-name="gr13" draw:text-style-name="P4" draw:layer="layout" svg:width="1.188cm" svg:height="0.725cm" svg:x="18.608cm" svg:y="8.53cm">
          <draw:text-box>
            <text:p>G<text:span text:style-name="T1">RR</text:span></text:p>
          </draw:text-box>
        </draw:frame>
        <draw:frame draw:style-name="gr14" draw:text-style-name="P4" draw:layer="layout" svg:width="1.145cm" svg:height="0.725cm" svg:x="16.322cm" svg:y="8.53cm">
          <draw:text-box>
            <text:p>G<text:span text:style-name="T1">LR</text:span></text:p>
          </draw:text-box>
        </draw:frame>
        <draw:line draw:style-name="gr30" draw:text-style-name="P1" draw:layer="layout" svg:x1="15.605cm" svg:y1="8.874cm" svg:x2="16.24cm" svg:y2="8.874cm">
          <text:p/>
        </draw:line>
        <draw:line draw:style-name="gr33" draw:text-style-name="P1" draw:layer="layout" svg:x1="7.985cm" svg:y1="4.81cm" svg:x2="11.16cm" svg:y2="4.81cm">
          <text:p/>
        </draw:line>
        <draw:frame draw:style-name="gr27" draw:text-style-name="P4" draw:layer="layout" svg:width="1.095cm" svg:height="0.725cm" svg:x="13.24cm" svg:y="5.736cm">
          <draw:text-box>
            <text:p>0.5</text:p>
          </draw:text-box>
        </draw:frame>
        <draw:frame draw:style-name="gr27" draw:text-style-name="P4" draw:layer="layout" svg:width="1.095cm" svg:height="0.725cm" svg:x="3.715cm" svg:y="5.699cm">
          <draw:text-box>
            <text:p>0.5</text:p>
          </draw:text-box>
        </draw:frame>
        <draw:line draw:style-name="gr20" draw:text-style-name="P1" draw:layer="layout" svg:x1="11.16cm" svg:y1="6.08cm" svg:x2="4.81cm" svg:y2="6.08cm">
          <text:p/>
        </draw:line>
        <draw:line draw:style-name="gr20" draw:text-style-name="P1" draw:layer="layout" svg:x1="20.685cm" svg:y1="6.08cm" svg:x2="14.335cm" svg:y2="6.08cm">
          <text:p/>
        </draw:line>
        <draw:line draw:style-name="gr20" draw:text-style-name="P1" draw:layer="layout" svg:x1="7.985cm" svg:y1="14.97cm" svg:x2="7.985cm" svg:y2="17.51cm">
          <text:p/>
        </draw:line>
        <draw:line draw:style-name="gr20" draw:text-style-name="P1" draw:layer="layout" svg:x1="11.16cm" svg:y1="14.97cm" svg:x2="11.16cm" svg:y2="17.51cm">
          <text:p/>
        </draw:line>
        <draw:line draw:style-name="gr20" draw:text-style-name="P1" draw:layer="layout" svg:x1="4.81cm" svg:y1="14.97cm" svg:x2="7.985cm" svg:y2="14.97cm">
          <text:p/>
        </draw:line>
        <draw:line draw:style-name="gr22" draw:text-style-name="P1" draw:layer="layout" svg:x1="4.81cm" svg:y1="17.51cm" svg:x2="12.43cm" svg:y2="17.51cm">
          <text:p/>
        </draw:line>
        <draw:line draw:style-name="gr23" draw:text-style-name="P1" draw:layer="layout" svg:x1="4.81cm" svg:y1="17.51cm" svg:x2="4.81cm" svg:y2="13.7cm">
          <text:p/>
        </draw:line>
        <draw:line draw:style-name="gr34" draw:text-style-name="P1" draw:layer="layout" svg:x1="4.81cm" svg:y1="16.24cm" svg:x2="6.461cm" svg:y2="15.478cm">
          <text:p/>
        </draw:line>
        <draw:frame draw:style-name="gr27" draw:text-style-name="P4" draw:layer="layout" svg:width="1.095cm" svg:height="0.725cm" svg:x="7.477cm" svg:y="17.547cm">
          <draw:text-box>
            <text:p>0.5</text:p>
          </draw:text-box>
        </draw:frame>
        <draw:frame draw:style-name="gr18" draw:text-style-name="P4" draw:layer="layout" svg:width="0.739cm" svg:height="0.725cm" svg:x="10.802cm" svg:y="17.547cm">
          <draw:text-box>
            <text:p>1</text:p>
          </draw:text-box>
        </draw:frame>
        <draw:frame draw:style-name="gr18" draw:text-style-name="P4" draw:layer="layout" svg:width="0.739cm" svg:height="0.725cm" svg:x="4.452cm" svg:y="17.547cm">
          <draw:text-box>
            <text:p>0</text:p>
          </draw:text-box>
        </draw:frame>
        <draw:frame draw:style-name="gr18" draw:text-style-name="P4" draw:layer="layout" svg:width="0.739cm" svg:height="0.725cm" svg:x="4.071cm" svg:y="14.626cm">
          <draw:text-box>
            <text:p>1</text:p>
          </draw:text-box>
        </draw:frame>
        <draw:line draw:style-name="gr35" draw:text-style-name="P1" draw:layer="layout" svg:x1="7.985cm" svg:y1="14.97cm" svg:x2="11.16cm" svg:y2="14.97cm">
          <text:p/>
        </draw:line>
        <draw:frame draw:style-name="gr27" draw:text-style-name="P4" draw:layer="layout" svg:width="1.095cm" svg:height="0.725cm" svg:x="3.715cm" svg:y="15.859cm">
          <draw:text-box>
            <text:p>0.5</text:p>
          </draw:text-box>
        </draw:frame>
        <draw:line draw:style-name="gr20" draw:text-style-name="P1" draw:layer="layout" svg:x1="11.16cm" svg:y1="16.24cm" svg:x2="4.81cm" svg:y2="16.24cm">
          <text:p/>
        </draw:line>
        <draw:path draw:style-name="gr36" draw:text-style-name="P6" draw:layer="layout" svg:width="1.589cm" svg:height="0.226cm" draw:transform="rotate (0.463733982254893) translate (6.461cm 15.478cm)" svg:viewBox="0 0 1590 227" svg:d="M0 0c1136 0 1250 57 1590 227">
          <text:p/>
        </draw:path>
        <draw:frame draw:style-name="gr12" draw:text-style-name="P4" draw:layer="layout" svg:width="1.103cm" svg:height="0.725cm" svg:x="4.215cm" svg:y="12.938cm">
          <draw:text-box>
            <text:p>G<text:span text:style-name="T1">LL</text:span></text:p>
          </draw:text-box>
        </draw:frame>
        <draw:line draw:style-name="gr20" draw:text-style-name="P1" draw:layer="layout" svg:x1="6.461cm" svg:y1="15.478cm" svg:x2="6.461cm" svg:y2="17.51cm">
          <text:p/>
        </draw:line>
        <draw:frame draw:style-name="gr18" draw:text-style-name="P4" draw:layer="layout" svg:width="0.739cm" svg:height="0.725cm" svg:x="6.08cm" svg:y="17.51cm">
          <draw:text-box>
            <text:p>a</text:p>
          </draw:text-box>
        </draw:frame>
        <draw:frame draw:style-name="gr18" draw:text-style-name="P4" draw:layer="layout" svg:width="0.739cm" svg:height="0.725cm" svg:x="12.43cm" svg:y="17.166cm">
          <draw:text-box>
            <text:p>p</text:p>
          </draw:text-box>
        </draw:frame>
        <draw:line draw:style-name="gr22" draw:text-style-name="P1" draw:layer="layout" svg:x1="16.24cm" svg:y1="17.51cm" svg:x2="23.86cm" svg:y2="17.51cm">
          <text:p/>
        </draw:line>
        <draw:line draw:style-name="gr23" draw:text-style-name="P1" draw:layer="layout" svg:x1="16.24cm" svg:y1="17.51cm" svg:x2="16.24cm" svg:y2="13.7cm">
          <text:p/>
        </draw:line>
        <draw:frame draw:style-name="gr18" draw:text-style-name="P4" draw:layer="layout" svg:width="0.739cm" svg:height="0.725cm" svg:x="15.501cm" svg:y="14.245cm">
          <draw:text-box>
            <text:p>h</text:p>
          </draw:text-box>
        </draw:frame>
        <draw:frame draw:style-name="gr27" draw:text-style-name="P4" draw:layer="layout" svg:width="1.095cm" svg:height="0.725cm" svg:x="18.907cm" svg:y="17.547cm">
          <draw:text-box>
            <text:p>0.5</text:p>
          </draw:text-box>
        </draw:frame>
        <draw:frame draw:style-name="gr18" draw:text-style-name="P4" draw:layer="layout" svg:width="0.739cm" svg:height="0.725cm" svg:x="22.232cm" svg:y="17.547cm">
          <draw:text-box>
            <text:p>1</text:p>
          </draw:text-box>
        </draw:frame>
        <draw:frame draw:style-name="gr18" draw:text-style-name="P4" draw:layer="layout" svg:width="0.739cm" svg:height="0.725cm" svg:x="15.882cm" svg:y="17.547cm">
          <draw:text-box>
            <text:p>0</text:p>
          </draw:text-box>
        </draw:frame>
        <draw:frame draw:style-name="gr18" draw:text-style-name="P4" draw:layer="layout" svg:width="0.739cm" svg:height="0.725cm" svg:x="17.51cm" svg:y="17.51cm">
          <draw:text-box>
            <text:p>a</text:p>
          </draw:text-box>
        </draw:frame>
        <draw:line draw:style-name="gr20" draw:text-style-name="P1" draw:layer="layout" svg:x1="17.891cm" svg:y1="14.589cm" svg:x2="17.891cm" svg:y2="17.51cm">
          <text:p/>
        </draw:line>
        <draw:line draw:style-name="gr35" draw:text-style-name="P1" draw:layer="layout" svg:x1="16.24cm" svg:y1="14.589cm" svg:x2="17.891cm" svg:y2="14.589cm">
          <text:p/>
        </draw:line>
        <draw:line draw:style-name="gr37" draw:text-style-name="P1" draw:layer="layout" svg:x1="17.891cm" svg:y1="14.589cm" svg:x2="19.415cm" svg:y2="17.51cm">
          <text:p/>
        </draw:line>
        <draw:line draw:style-name="gr35" draw:text-style-name="P1" draw:layer="layout" svg:x1="19.415cm" svg:y1="17.51cm" svg:x2="22.59cm" svg:y2="17.51cm">
          <text:p/>
        </draw:line>
        <draw:frame draw:style-name="gr10" draw:text-style-name="P4" draw:layer="layout" svg:width="2.119cm" svg:height="0.725cm" svg:x="15.224cm" svg:y="12.938cm">
          <draw:text-box>
            <text:p>dG<text:span text:style-name="T1">LL </text:span><text:span text:style-name="T2">/ dp</text:span></text:p>
          </draw:text-box>
        </draw:frame>
        <draw:frame draw:style-name="gr18" draw:text-style-name="P4" draw:layer="layout" svg:width="0.739cm" svg:height="0.725cm" svg:x="23.86cm" svg:y="17.166cm">
          <draw:text-box>
            <text:p>p</text:p>
          </draw:text-box>
        </draw:frame>
      </draw:page>
      <draw:page draw:name="page3" draw:style-name="dp1" draw:master-page-name="Default">
        <draw:ellipse draw:style-name="gr38" draw:text-style-name="P2" draw:layer="layout" svg:width="7.614cm" svg:height="7.62cm" svg:x="16.246cm" svg:y="3.54cm" draw:kind="arc" draw:start-angle="39.83" draw:end-angle="89.59">
          <text:p/>
        </draw:ellipse>
        <draw:ellipse draw:style-name="gr39" draw:text-style-name="P2" draw:layer="layout" svg:width="7.614cm" svg:height="7.62cm" svg:x="16.246cm" svg:y="3.541cm" draw:kind="arc" draw:start-angle="64.48" draw:end-angle="89.59">
          <text:p/>
        </draw:ellipse>
        <draw:line draw:style-name="gr20" draw:text-style-name="P1" draw:layer="layout" svg:x1="7.985cm" svg:y1="3.54cm" svg:x2="7.985cm" svg:y2="9.89cm">
          <text:p/>
        </draw:line>
        <draw:line draw:style-name="gr20" draw:text-style-name="P1" draw:layer="layout" svg:x1="11.16cm" svg:y1="3.54cm" svg:x2="11.16cm" svg:y2="6.08cm">
          <text:p/>
        </draw:line>
        <draw:line draw:style-name="gr20" draw:text-style-name="P1" draw:layer="layout" svg:x1="4.81cm" svg:y1="3.54cm" svg:x2="7.985cm" svg:y2="3.54cm">
          <text:p/>
        </draw:line>
        <draw:line draw:style-name="gr22" draw:text-style-name="P1" draw:layer="layout" svg:x1="4.81cm" svg:y1="9.89cm" svg:x2="12.43cm" svg:y2="9.89cm">
          <text:p/>
        </draw:line>
        <draw:line draw:style-name="gr23" draw:text-style-name="P1" draw:layer="layout" svg:x1="4.81cm" svg:y1="9.89cm" svg:x2="4.81cm" svg:y2="2.27cm">
          <text:p/>
        </draw:line>
        <draw:frame draw:style-name="gr27" draw:text-style-name="P4" draw:layer="layout" svg:width="1.095cm" svg:height="0.725cm" svg:x="7.5cm" svg:y="9.89cm">
          <draw:text-box>
            <text:p>0.5</text:p>
          </draw:text-box>
        </draw:frame>
        <draw:frame draw:style-name="gr18" draw:text-style-name="P4" draw:layer="layout" svg:width="0.739cm" svg:height="0.725cm" svg:x="10.825cm" svg:y="9.89cm">
          <draw:text-box>
            <text:p>1</text:p>
          </draw:text-box>
        </draw:frame>
        <draw:frame draw:style-name="gr18" draw:text-style-name="P4" draw:layer="layout" svg:width="0.739cm" svg:height="0.725cm" svg:x="4.475cm" svg:y="9.89cm">
          <draw:text-box>
            <text:p>0</text:p>
          </draw:text-box>
        </draw:frame>
        <draw:frame draw:style-name="gr18" draw:text-style-name="P4" draw:layer="layout" svg:width="0.739cm" svg:height="0.725cm" svg:x="4.094cm" svg:y="3.196cm">
          <draw:text-box>
            <text:p>1</text:p>
          </draw:text-box>
        </draw:frame>
        <draw:line draw:style-name="gr35" draw:text-style-name="P1" draw:layer="layout" svg:x1="7.985cm" svg:y1="3.54cm" svg:x2="11.16cm" svg:y2="3.54cm">
          <text:p/>
        </draw:line>
        <draw:frame draw:style-name="gr27" draw:text-style-name="P4" draw:layer="layout" svg:width="1.095cm" svg:height="0.725cm" svg:x="3.715cm" svg:y="6.334cm">
          <draw:text-box>
            <text:p>0.5</text:p>
          </draw:text-box>
        </draw:frame>
        <draw:line draw:style-name="gr20" draw:text-style-name="P1" draw:layer="layout" svg:x1="11.16cm" svg:y1="6.715cm" svg:x2="4.81cm" svg:y2="6.715cm">
          <text:p/>
        </draw:line>
        <draw:frame draw:style-name="gr12" draw:text-style-name="P4" draw:layer="layout" svg:width="1.103cm" svg:height="0.725cm" svg:x="4.238cm" svg:y="1.508cm">
          <draw:text-box>
            <text:p>G<text:span text:style-name="T1">LL</text:span></text:p>
          </draw:text-box>
        </draw:frame>
        <draw:frame draw:style-name="gr18" draw:text-style-name="P4" draw:layer="layout" svg:width="0.739cm" svg:height="0.725cm" svg:x="12.453cm" svg:y="9.509cm">
          <draw:text-box>
            <text:p>p</text:p>
          </draw:text-box>
        </draw:frame>
        <draw:ellipse draw:style-name="gr40" draw:text-style-name="P2" draw:layer="layout" svg:width="6.35cm" svg:height="6.342cm" svg:x="4.81cm" svg:y="3.548cm" draw:kind="arc" draw:start-angle="90.09" draw:end-angle="179.73">
          <text:p/>
        </draw:ellipse>
        <draw:ellipse draw:style-name="gr41" draw:text-style-name="P2" draw:layer="layout" svg:width="7.239cm" svg:height="12.7cm" svg:x="4.317cm" svg:y="3.54cm" draw:kind="arc" draw:start-angle="90.09" draw:end-angle="149.76">
          <text:p/>
        </draw:ellipse>
        <draw:ellipse draw:style-name="gr42" draw:text-style-name="P2" draw:layer="layout" svg:width="10.033cm" svg:height="26.661cm" svg:x="3.032cm" svg:y="3.549cm" draw:kind="arc" draw:start-angle="90.09" draw:end-angle="130.16">
          <text:p/>
        </draw:ellipse>
        <draw:ellipse draw:style-name="gr43" draw:text-style-name="P2" draw:layer="layout" svg:width="7.239cm" svg:height="12.691cm" svg:x="4.302cm" svg:y="3.549cm" draw:kind="arc" draw:start-angle="0.39" draw:end-angle="88.79">
          <text:p/>
        </draw:ellipse>
        <draw:ellipse draw:style-name="gr44" draw:text-style-name="P2" draw:layer="layout" svg:width="10.033cm" svg:height="26.443cm" svg:x="3.058cm" svg:y="3.513cm" draw:kind="arc" draw:start-angle="130.6" draw:end-angle="148.81">
          <text:p/>
        </draw:ellipse>
        <draw:ellipse draw:style-name="gr45" draw:text-style-name="P2" draw:layer="layout" svg:width="6.35cm" svg:height="6.342cm" svg:x="4.81cm" svg:y="3.548cm" draw:kind="arc" draw:start-angle="178.67" draw:end-angle="89.43">
          <text:p/>
        </draw:ellipse>
        <draw:ellipse draw:style-name="gr44" draw:text-style-name="P2" draw:layer="layout" svg:width="10.033cm" svg:height="26.677cm" svg:x="3.024cm" svg:y="3.533cm" draw:kind="arc" draw:start-angle="31.61" draw:end-angle="90.18">
          <text:p/>
        </draw:ellipse>
        <draw:ellipse draw:style-name="gr43" draw:text-style-name="P2" draw:layer="layout" svg:width="7.239cm" svg:height="12.633cm" svg:x="4.356cm" svg:y="3.48cm" draw:kind="arc" draw:start-angle="151.01" draw:end-angle="180.72">
          <text:p/>
        </draw:ellipse>
        <draw:ellipse draw:style-name="gr46" draw:text-style-name="P2" draw:layer="layout" svg:width="7.62cm" svg:height="7.612cm" svg:x="16.24cm" svg:y="3.548cm" draw:kind="arc" draw:start-angle="91.01" draw:end-angle="177.91">
          <text:p/>
        </draw:ellipse>
        <draw:line draw:style-name="gr22" draw:text-style-name="P1" draw:layer="layout" svg:x1="16.24cm" svg:y1="7.35cm" svg:x2="24.495cm" svg:y2="7.35cm">
          <text:p/>
        </draw:line>
        <draw:line draw:style-name="gr22" draw:text-style-name="P1" draw:layer="layout" svg:x1="20.044cm" svg:y1="7.35cm" svg:x2="20.05cm" svg:y2="2.905cm">
          <text:p/>
        </draw:line>
        <draw:frame draw:style-name="gr47" draw:text-style-name="P4" draw:layer="layout" svg:width="0.714cm" svg:height="0.725cm" svg:x="24.495cm" svg:y="7.006cm">
          <draw:text-box>
            <text:p>x</text:p>
          </draw:text-box>
        </draw:frame>
        <draw:frame draw:style-name="gr47" draw:text-style-name="P4" draw:layer="layout" svg:width="0.714cm" svg:height="0.725cm" svg:x="19.717cm" svg:y="2.18cm">
          <draw:text-box>
            <text:p>y</text:p>
          </draw:text-box>
        </draw:frame>
        <draw:ellipse draw:style-name="gr48" draw:text-style-name="P2" draw:layer="layout" svg:width="7.614cm" svg:height="7.62cm" svg:x="16.247cm" svg:y="3.541cm" draw:kind="arc" draw:start-angle="1.28" draw:end-angle="89.59">
          <text:p/>
        </draw:ellipse>
        <draw:line draw:style-name="gr49" draw:text-style-name="P1" draw:layer="layout" svg:x1="21.701cm" svg:y1="3.921cm" svg:x2="21.701cm" svg:y2="7.35cm">
          <text:p/>
        </draw:line>
        <draw:line draw:style-name="gr50" draw:text-style-name="P1" draw:layer="layout" svg:x1="22.971cm" svg:y1="4.937cm" svg:x2="22.971cm" svg:y2="7.35cm">
          <text:p/>
        </draw:line>
        <draw:path draw:style-name="gr19" draw:text-style-name="P5" draw:layer="layout" svg:width="3.174cm" svg:height="2.92cm" svg:x="16.241cm" svg:y="14.589cm" svg:viewBox="0 0 3175 2921" svg:d="M0 0c0 974 0 1947 0 2921 1058 0 2117 0 3175 0-636 0-636-2921-1524-2921-550 0-1101 0-1651 0z">
          <text:p/>
        </draw:path>
        <draw:line draw:style-name="gr22" draw:text-style-name="P1" draw:layer="layout" svg:x1="16.241cm" svg:y1="17.51cm" svg:x2="23.861cm" svg:y2="17.51cm">
          <text:p/>
        </draw:line>
        <draw:line draw:style-name="gr23" draw:text-style-name="P1" draw:layer="layout" svg:x1="16.241cm" svg:y1="17.51cm" svg:x2="16.241cm" svg:y2="13.7cm">
          <text:p/>
        </draw:line>
        <draw:frame draw:style-name="gr18" draw:text-style-name="P4" draw:layer="layout" svg:width="0.739cm" svg:height="0.725cm" svg:x="15.502cm" svg:y="14.245cm">
          <draw:text-box>
            <text:p>h</text:p>
          </draw:text-box>
        </draw:frame>
        <draw:frame draw:style-name="gr27" draw:text-style-name="P4" draw:layer="layout" svg:width="1.095cm" svg:height="0.725cm" svg:x="18.908cm" svg:y="17.547cm">
          <draw:text-box>
            <text:p>0.5</text:p>
          </draw:text-box>
        </draw:frame>
        <draw:frame draw:style-name="gr18" draw:text-style-name="P4" draw:layer="layout" svg:width="0.739cm" svg:height="0.725cm" svg:x="22.233cm" svg:y="17.547cm">
          <draw:text-box>
            <text:p>1</text:p>
          </draw:text-box>
        </draw:frame>
        <draw:frame draw:style-name="gr18" draw:text-style-name="P4" draw:layer="layout" svg:width="0.739cm" svg:height="0.725cm" svg:x="15.883cm" svg:y="17.547cm">
          <draw:text-box>
            <text:p>0</text:p>
          </draw:text-box>
        </draw:frame>
        <draw:frame draw:style-name="gr18" draw:text-style-name="P4" draw:layer="layout" svg:width="0.739cm" svg:height="0.725cm" svg:x="17.511cm" svg:y="17.51cm">
          <draw:text-box>
            <text:p>a</text:p>
          </draw:text-box>
        </draw:frame>
        <draw:line draw:style-name="gr20" draw:text-style-name="P1" draw:layer="layout" svg:x1="17.892cm" svg:y1="14.589cm" svg:x2="17.892cm" svg:y2="17.51cm">
          <text:p/>
        </draw:line>
        <draw:line draw:style-name="gr35" draw:text-style-name="P1" draw:layer="layout" svg:x1="16.241cm" svg:y1="14.589cm" svg:x2="17.892cm" svg:y2="14.589cm">
          <text:p/>
        </draw:line>
        <draw:path draw:style-name="gr37" draw:text-style-name="P1" draw:layer="layout" svg:width="3.294cm" svg:height="0.394cm" draw:transform="rotate (-1.08995811787046) translate (18.1161019674301cm 14.4715695477952cm)" svg:viewBox="0 0 3295 395" svg:d="M0 254c411-788 3001 563 3295 0">
          <text:p/>
        </draw:path>
        <draw:line draw:style-name="gr35" draw:text-style-name="P1" draw:layer="layout" svg:x1="19.416cm" svg:y1="17.51cm" svg:x2="22.591cm" svg:y2="17.51cm">
          <text:p/>
        </draw:line>
        <draw:frame draw:style-name="gr10" draw:text-style-name="P4" draw:layer="layout" svg:width="2.119cm" svg:height="0.725cm" svg:x="15.225cm" svg:y="12.938cm">
          <draw:text-box>
            <text:p>dG<text:span text:style-name="T1">LL </text:span><text:span text:style-name="T2">/ dp</text:span></text:p>
          </draw:text-box>
        </draw:frame>
        <draw:frame draw:style-name="gr18" draw:text-style-name="P4" draw:layer="layout" svg:width="0.739cm" svg:height="0.725cm" svg:x="23.861cm" svg:y="17.166cm">
          <draw:text-box>
            <text:p>p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1" svg:font-family="Arial" style:font-family-generic="roman" style:font-pitch="variable"/>
    <style:font-face style:name="Arial2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adornments="Regular" style:font-family-generic="swiss" style:font-pitch="variable"/>
    <style:font-face style:name="Arial4" svg:font-family="Arial" style:font-family-generic="system" style:font-pitch="variable"/>
    <style:font-face style:name="Arial3" svg:font-family="Arial" style:font-adornments="Regular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游ゴシック" svg:font-family="游ゴシック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Blue_20_45_20_Degrees" draw:display-name="Blue 45 Degrees" draw:style="single" draw:color="#2a6099" draw:distance="0.203cm" draw:rotation="450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stroke-dash draw:name="Dash" draw:style="rect" draw:dots1="1" draw:dots1-length="300%" draw:distance="300%"/>
    <draw:stroke-dash draw:name="Dashed_20__28_var_29__20_1" draw:display-name="Dashed (var) 1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25cm" svg:stroke-color="#000000" draw:marker-start-width="0.3cm" draw:marker-start-center="false" draw:marker-end-width="0.3cm" draw:marker-end-center="false" draw:fill="solid" draw:fill-color="#ffffff" draw:textarea-horizontal-align="justify" fo:padding-top="0.125cm" fo:padding-bottom="0.125cm" fo:padding-left="0.25cm" fo:padding-right="0.25cm" draw:shadow="hidden" draw:shadow-offset-x="0.203cm" draw:shadow-offset-y="0.203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style-name="Regular" style:font-family-generic="swiss" style:font-pitch="variable" fo:font-size="12pt" fo:font-style="normal" fo:text-shadow="none" style:text-underline-style="none" fo:font-weight="normal" style:letter-kerning="true" fo:background-color="transparent" style:font-name-asian="Arial" style:font-family-asian="Arial" style:font-style-name-asian="Regular" style:font-family-generic-asian="swiss" style:font-pitch-asian="variable" style:font-size-asian="12pt" style:language-asian="ja" style:country-asian="JP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 text:animation-delay="P0D"/>
      <style:text-properties style:font-name="Arial" fo:font-family="Arial" style:font-style-name="Regular" style:font-family-generic="swiss" style:font-pitch="variable" fo:font-size="12pt" style:font-name-asian="Arial" style:font-family-asian="Arial" style:font-style-name-asian="Regular" style:font-family-generic-asian="swiss" style:font-pitch-asian="variable" style:font-size-asian="1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 text:animation-delay="P0D"/>
      <style:text-properties style:font-name="Arial" fo:font-family="Arial" style:font-style-name="Regular" style:font-family-generic="swiss" style:font-pitch="variable" fo:font-size="12pt" style:font-name-asian="Arial" style:font-family-asian="Arial" style:font-style-name-asian="Regular" style:font-family-generic-asian="swiss" style:font-pitch-asian="variable" style:font-size-asian="12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09T09:01:06.407000000</meta:creation-date>
    <meta:editing-duration>PT10H12M49S</meta:editing-duration>
    <meta:editing-cycles>90</meta:editing-cycles>
    <meta:generator>LibreOffice/7.0.3.1$Windows_X86_64 LibreOffice_project/d7547858d014d4cf69878db179d326fc3483e082</meta:generator>
    <dc:title>A4_Landscape</dc:title>
    <dc:date>2021-01-11T14:44:08.817000000</dc:date>
    <meta:document-statistic meta:object-count="167"/>
    <meta:template xlink:type="simple" xlink:actuate="onRequest" xlink:title="A4_Landscape" xlink:href="../../../../../AppData/Roaming/LibreOffice/4/user/template/A4_Landscape.otg" meta:date="2021-01-09T09:01:05.863000000"/>
  </office:meta>
</office:document-meta>
</file>